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color="#ff0000"/>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2">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3">
      <style:paragraph-properties fo:margin-left="0.5in" fo:margin-right="0in" fo:text-indent="-0.25in" style:auto-text-indent="false"/>
    </style:style>
    <style:style style:name="P9" style:family="paragraph" style:parent-style-name="Standard" style:list-style-name="WWNum14">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11">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5">
      <style:paragraph-properties fo:margin-left="1in" fo:margin-right="0in" fo:text-indent="-0.25in" style:auto-text-indent="false"/>
    </style:style>
    <style:style style:name="P20" style:family="paragraph" style:parent-style-name="Standard" style:list-style-name="WWNum14">
      <style:paragraph-properties fo:margin-left="1in" fo:margin-right="0in" fo:text-indent="-0.25in" style:auto-text-indent="false"/>
    </style:style>
    <style:style style:name="P21" style:family="paragraph" style:parent-style-name="Standard" style:master-page-name="Standard">
      <style:paragraph-properties fo:orphans="0" fo:widows="0" style:page-number="1"/>
    </style:style>
    <style:style style:name="P2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L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27" text:visited-style-name="ListLabel_20_127"><text:span text:style-name="T14">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127" text:visited-style-name="ListLabel_20_127"><text:span text:style-name="T14">https://meet.jit.si/pedro9000#config.disableAP=true&amp;config.disableAEC=true&amp;config.disableAGC=true</text:span></text:a></text:p>
      <text:p text:style-name="P2"/>
      <text:p text:style-name="P1"><draw:rect text:anchor-type="as-char" style:rel-width="100%" draw:z-index="0" draw:style-name="gr1" draw:text-style-name="P22"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2"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text:span text:style-name="T7">1.</text:span></text:p>
      <text:p text:style-name="P1"><text:span text:style-name="T7">2.</text:span></text:p>
      <text:p text:style-name="P1"><text:span text:style-name="T7">3.</text:span></text:p>
      <text:p text:style-name="P1"><text:soft-page-break/><text:span text:style-name="T7">4.</text:span></text:p>
      <text:p text:style-name="P1"><text:span text:style-name="T7">5.</text:span></text:p>
      <text:p text:style-name="P1"><draw:rect text:anchor-type="as-char" style:rel-width="100%" draw:z-index="2" draw:style-name="gr1" draw:text-style-name="P22" svg:width="0.0012in" svg:height="0.0213in"><text:p/></draw:rect></text:p>
      <text:p text:style-name="P1"><text:span text:style-name="T7">What we’re up to :</text:span></text:p>
      <text:p text:style-name="P1"><text:span text:style-name="T7"><office:annotation office:name="__Annotation__38_3379003041"><dc:creator>Venn Stone</dc:creator><dc:date>2019-11-19T21:17:08</dc:date><text:p><text:span text:style-name="T19">It's a requirement for the 8Ghz series AMD CPU's</text:span></text:p></office:annotation></text:span><text:span text:style-name="T7"><office:annotation office:name="__Annotation__36_3379003041"><dc:creator>Jordan Cwang</dc:creator><dc:date>2019-11-19T21:03:20</dc:date><text:p><text:span text:style-name="T19">Rick also formats his drive with HPFS and exFat. <text:s/>What's up with that?</text:span></text:p></office:annotation></text:span><text:span text:style-name="T7">V - Rick runs Debian. </text:span><office:annotation-end office:name="__Annotation__36_3379003041"/><office:annotation-end office:name="__Annotation__38_3379003041"/><text:span text:style-name="T7"><text:s/>Kernel 5.3 Blueteeth?</text:span></text:p>
      <text:p text:style-name="P1"><text:span text:style-name="T7">J - Last Saturday was another LGC first! <text:s/>Me, Steve, Mathieu and Alan met Atomic from chat for the first time! <text:s/>We had a great time, a Mexican dinner together and a nice stroll along the Redondo Beach Pier.</text:span></text:p>
      <text:p text:style-name="P1"><text:span text:style-name="T7">P - </text:span></text:p>
      <text:p text:style-name="Standard"><draw:rect text:anchor-type="as-char" style:rel-width="100%" draw:z-index="3" draw:style-name="gr1" draw:text-style-name="P22" svg:width="0.0012in" svg:height="0.0213in"><text:p/></draw:rect></text:p>
      <text:p text:style-name="Standard">News</text:p>
      <text:p text:style-name="Standard"/>
      <text:p text:style-name="Standard"><text:span text:style-name="T9">New Malware </text:span></text:p>
      <text:p text:style-name="Standard"><text:a xlink:type="simple" xlink:href="https://www.bleepingcomputer.com/news/security/linux-windows-users-targeted-with-new-acbackdoor-malware/" text:style-name="ListLabel_20_128" text:visited-style-name="ListLabel_20_128"><text:span text:style-name="T15">https://www.bleepingcomputer.com/news/security/linux-windows-users-targeted-with-new-acbackdoor-malware/</text:span></text:a></text:p>
      <text:list xml:id="list169174038" text:style-name="WWNum6">
        <text:list-item>
          <text:p text:style-name="P5"><text:span text:style-name="T9">I can think of exactly two attack vectors that the dumbest of morons would fall for. </text:span></text:p>
        </text:list-item>
        <text:list-item>
          <text:p text:style-name="P5"><text:span text:style-name="T9">Yeah, I’m looking at you game thieves &amp; Kodi users. </text:span></text:p>
        </text:list-item>
        <text:list-item>
          <text:p text:style-name="P5"><text:span text:style-name="T12">It’s not the most clever of malwares... that’s for sure.</text:span></text:p>
        </text:list-item>
      </text:list>
      <text:p text:style-name="Standard"/>
      <text:p text:style-name="Standard"><text:span text:style-name="T11">ChromeOS 80 Debian 10</text:span></text:p>
      <text:p text:style-name="Standard"><text:a xlink:type="simple" xlink:href="https://www.xda-developers.com/chrome-os-80-debian-10-buster-linux-installations/" text:style-name="ListLabel_20_128" text:visited-style-name="ListLabel_20_128"><text:span text:style-name="T15">https://www.xda-developers.com/chrome-os-80-debian-10-buster-linux-installations/</text:span></text:a></text:p>
      <text:list xml:id="list3464870249" text:style-name="WWNum12">
        <text:list-item>
          <text:p text:style-name="P6"><text:span text:style-name="T5">Last week we talked about Chrome OS 78 rolling out, and now Chrome OS 80 is expected to be released for all users in February 2020.</text:span></text:p>
        </text:list-item>
        <text:list-item>
          <text:p text:style-name="P6"><text:span text:style-name="T5">Having the latest stable release of Debian 10 “Buster” will allow the use of newer software.</text:span></text:p>
        </text:list-item>
        <text:list-item>
          <text:p text:style-name="P6"><text:span text:style-name="T5">And with the Crostini GPU support now being enabled by default with Chrome OS 78, using graphics applications like GIMP and Blender should be much smoother.</text:span></text:p>
        </text:list-item>
        <text:list-item>
          <text:p text:style-name="P6"><text:soft-page-break/><text:span text:style-name="T12">Android App Sideloading without developer mode enabled</text:span></text:p>
        </text:list-item>
      </text:list>
      <text:p text:style-name="Standard"/>
      <text:p text:style-name="Standard"><text:span text:style-name="T9">Debian 10.2</text:span></text:p>
      <text:p text:style-name="Standard"><text:a xlink:type="simple" xlink:href="https://www.debian.org/News/2019/20191116" text:style-name="ListLabel_20_128" text:visited-style-name="ListLabel_20_128"><text:span text:style-name="T15">https://www.debian.org/News/2019/20191116</text:span></text:a></text:p>
      <text:list xml:id="list380490257" text:style-name="WWNum5">
        <text:list-item>
          <text:p text:style-name="P7"><text:span text:style-name="T9">For the most part it’s a gang of security updates. </text:span></text:p>
        </text:list-item>
        <text:list-item>
          <text:p text:style-name="P7"><text:span text:style-name="T9">Didn’t break anything on this end, that I know of.</text:span></text:p>
        </text:list-item>
        <text:list-item>
          <text:p text:style-name="P7"><text:span text:style-name="T5">In the debian-installer fixed unreadable fonts on hidpi displays in netboot images booted with EFI.</text:span></text:p>
          <text:list>
            <text:list-item>
              <text:p text:style-name="P19"><text:span text:style-name="T5">I have occasionally had weird debian-installer unreadable, corrupt, or just to small fonts to read on some displays when using EFI and netboot.</text:span></text:p>
            </text:list-item>
          </text:list>
        </text:list-item>
      </text:list>
      <text:p text:style-name="Standard"/>
      <text:p text:style-name="Standard"><text:span text:style-name="T3">Brave first Stable</text:span></text:p>
      <text:p text:style-name="Standard"><text:a xlink:type="simple" xlink:href="https://itsfoss.com/brave-browser-release/" text:style-name="ListLabel_20_128" text:visited-style-name="ListLabel_20_128"><text:span text:style-name="T15">https://itsfoss.com/brave-browser-release/</text:span></text:a></text:p>
      <text:list xml:id="list393938752" text:style-name="WWNum13">
        <text:list-item>
          <text:p text:style-name="P8"><text:span text:style-name="T5">One of my favorite Chromium based web browsers, Brave, is now out of Beta, and the first stable release is here.</text:span></text:p>
        </text:list-item>
        <text:list-item>
          <text:p text:style-name="P8"><text:span text:style-name="T5">I use this privacy-focused web browser on many of my computers and Android as well.</text:span></text:p>
        </text:list-item>
        <text:list-item>
          <text:p text:style-name="P8"><text:span text:style-name="T5">And Brave not only has the added benefit of blocking ads and trackers, but loads web pages faster as a result.</text:span></text:p>
        </text:list-item>
      </text:list>
      <text:p text:style-name="Standard"/>
      <text:p text:style-name="Standard"><text:span text:style-name="T11">PIA Acquisition</text:span> <text:span text:style-name="T9">what does this have to do with Linux or open source? </text:span><text:span text:style-name="T12">They use OpenVPN. They saved Krita from bankruptcy. They support a bunch of FOSS projects. I use it. </text:span><text:span text:style-name="T8">Then you might want to give all of that a mention. </text:span></text:p>
      <text:p text:style-name="Standard"><text:a xlink:type="simple" xlink:href="https://www.privateinternetaccess.com/blog/2019/11/bellum-omnium-contra-omnes-the-war-of-all-against-all/" text:style-name="ListLabel_20_128" text:visited-style-name="ListLabel_20_128"><text:span text:style-name="T15">https://www.privateinternetaccess.com/blog/2019/11/bellum-omnium-contra-omnes-the-war-of-all-against-all/</text:span></text:a></text:p>
      <text:list xml:id="list3519555124" text:style-name="WWNum14">
        <text:list-item>
          <text:p text:style-name="P9"><text:span text:style-name="T12">Kape Technologies bought PIA and parent company LTMI.</text:span></text:p>
          <text:list>
            <text:list-item>
              <text:p text:style-name="P20"><text:span text:style-name="T12">Which you may know as the people who </text:span><text:a xlink:type="simple" xlink:href="https://freenode.net/news/pia-fn" text:style-name="ListLabel_20_128" text:visited-style-name="ListLabel_20_128"><text:span text:style-name="T15">own Freenode</text:span></text:a><text:span text:style-name="T12">.</text:span></text:p>
            </text:list-item>
          </text:list>
        </text:list-item>
        <text:list-item>
          <text:p text:style-name="P9"><text:span text:style-name="T12">Also covered their $32M debt, which is nice!</text:span></text:p>
        </text:list-item>
        <text:list-item>
          <text:p text:style-name="P9"><text:span text:style-name="T12">PIA says Kape were one of if not the only company that agreed to trade monies without wanting them to keep logs.</text:span></text:p>
        </text:list-item>
        <text:list-item>
          <text:p text:style-name="P9"><text:soft-page-break/><text:span text:style-name="T12">I’m willing to wait and see what they do.</text:span></text:p>
        </text:list-item>
        <text:list-item>
          <text:p text:style-name="P9"><text:span text:style-name="T12">I did pay for 3 years of PIA.</text:span></text:p>
        </text:list-item>
        <text:list-item>
          <text:p text:style-name="P9"><text:span text:style-name="T5">PIA is rolling out a new search engine Private Search which cryptographically protects your privacy. <text:s/>It is available for testing now and works well.</text:span></text:p>
        </text:list-item>
        <text:list-item>
          <text:p text:style-name="P9"><text:span text:style-name="T5">Also a new web browser based on Chromium called Libre Browser for Linux, Mac and Windows that protects your privacy.</text:span></text:p>
        </text:list-item>
      </text:list>
      <text:p text:style-name="Standard"/>
      <text:p text:style-name="Standard"><text:span text:style-name="T9">Reverse engineering drivers </text:span></text:p>
      <text:p text:style-name="Standard"><text:a xlink:type="simple" xlink:href="https://blog.benjojo.co.uk/post/userspace-usb-drivers" text:style-name="ListLabel_20_128" text:visited-style-name="ListLabel_20_128"><text:span text:style-name="T15">https://blog.benjojo.co.uk/post/userspace-usb-drivers</text:span></text:a></text:p>
      <text:list xml:id="list4257507578" text:style-name="WWNum10">
        <text:list-item>
          <text:p text:style-name="P10"><text:span text:style-name="T9">As someone who was trying to reverse engineer the Quickcam VC while in university, yeah, this speaks to me.</text:span><text:span text:style-name="T5"> </text:span></text:p>
        </text:list-item>
        <text:list-item>
          <text:p text:style-name="P10"><text:span text:style-name="T5">Yeah, this reminds me of when I was working on getting one of my RealMagic Hollywood+ MPEG2 decoder cards working on Linux, when FFmpeg and V4L was in its infancy..</text:span></text:p>
        </text:list-item>
        <text:list-item>
          <text:p text:style-name="P10"><text:span text:style-name="T9">Dude picked up some cheap VGA to USB capture devices off the Ebay. </text:span></text:p>
        </text:list-item>
        <text:list-item>
          <text:p text:style-name="P10"><text:span text:style-name="T9">The binary drivers existed but would not work with kernel 4.19+</text:span></text:p>
        </text:list-item>
        <text:list-item>
          <text:p text:style-name="P10"><text:span text:style-name="T9">Believing it to be no more than an FPGA on a stick our intrepid hero got to work. </text:span></text:p>
        </text:list-item>
        <text:list-item>
          <text:p text:style-name="P10"><text:span text:style-name="T9">Much USB snooping and typos were had. </text:span></text:p>
        </text:list-item>
        <text:list-item>
          <text:p text:style-name="P10"><text:span text:style-name="T9">Discovering a SDK sped up the process. </text:span></text:p>
        </text:list-item>
        <text:list-item>
          <text:p text:style-name="P10"><text:span text:style-name="T9">Moral of the story?</text:span></text:p>
        </text:list-item>
        <text:list-item>
          <text:p text:style-name="P10"><text:span text:style-name="T9">The quickest way to get Linux drivers for your device is to never release them or stop providing updates. </text:span></text:p>
        </text:list-item>
        <text:list-item>
          <text:p text:style-name="P10"><text:span text:style-name="T9">I still need to tinker with Ghidra. </text:span></text:p>
        </text:list-item>
      </text:list>
      <text:p text:style-name="P3"/>
      <text:p text:style-name="Standard"><text:span text:style-name="T9">Open source radio </text:span></text:p>
      <text:p text:style-name="Standard"><text:a xlink:type="simple" xlink:href="https://opensource.com/article/19/11/open-source-broadcasting" text:style-name="ListLabel_20_128" text:visited-style-name="ListLabel_20_128"><text:span text:style-name="T15">https://opensource.com/article/19/11/open-source-broadcasting</text:span></text:a></text:p>
      <text:p text:style-name="Standard"><text:a xlink:type="simple" xlink:href="https://openbroadcaster.com/source-code" text:style-name="ListLabel_20_128" text:visited-style-name="ListLabel_20_128"><text:span text:style-name="T15">https://openbroadcaster.com/source-code</text:span></text:a></text:p>
      <text:list xml:id="list2379280183" text:style-name="WWNum4">
        <text:list-item>
          <text:p text:style-name="P11"><text:soft-page-break/><text:span text:style-name="T5">Unfortunately here in the US we can’t use open source software for emergency alert systems, but instead have to buy expensive proprietary boxes from US manufacturers that are certified by the FCC.</text:span></text:p>
        </text:list-item>
        <text:list-item>
          <text:p text:style-name="P11"><text:span text:style-name="T12">If you’re already paying for a broadcast license, you might as well save some money on the software.</text:span></text:p>
        </text:list-item>
        <text:list-item>
          <text:p text:style-name="P11"><text:span text:style-name="T9">All of Open Broadcaster’s source code is released to the public under the AGPLv3 open source license.</text:span></text:p>
        </text:list-item>
        <text:list-item>
          <text:p text:style-name="P11"><text:span text:style-name="T9">Open Broadcaster works with Raspberry Pi as well.</text:span></text:p>
        </text:list-item>
        <text:list-item>
          <text:p text:style-name="P11"><text:span text:style-name="T9">Mandatory paid subscription, unlock codes or dongles NOT required for full operation.</text:span></text:p>
        </text:list-item>
        <text:list-item>
          <text:p text:style-name="P11"><text:span text:style-name="T9">A station in Kentucky even sponsored the development of a royalty reporting tool that was released for everyone to use.</text:span></text:p>
        </text:list-item>
      </text:list>
      <text:p text:style-name="Standard"/>
      <text:p text:style-name="Standard"><text:span text:style-name="T3">It’s always Linux</text:span> </text:p>
      <text:p text:style-name="Standard"><text:a xlink:type="simple" xlink:href="https://www.zdnet.com/article/the-worlds-fastest-supercomputers-hit-higher-speeds-than-ever-with-linux/" text:style-name="ListLabel_20_128" text:visited-style-name="ListLabel_20_128"><text:span text:style-name="T15">https://www.zdnet.com/article/the-worlds-fastest-supercomputers-hit-higher-speeds-than-ever-with-linux/</text:span></text:a></text:p>
      <text:list xml:id="list3494705349" text:style-name="WWNum8">
        <text:list-item>
          <text:p text:style-name="P12"><text:span text:style-name="T9">When your desktop OS can moonlight at exoscale proportions.</text:span></text:p>
        </text:list-item>
        <text:list-item>
          <text:p text:style-name="P12"><text:span text:style-name="T5">The top 500 supercomputers in the world as we know all run Linux, but now they reach the average speed of 1.14 petaflops!!!</text:span></text:p>
        </text:list-item>
        <text:list-item>
          <text:p text:style-name="P12"><text:span text:style-name="T5">In the top spot is the IBM built supercomputer The Oak Ridge National Laboratory's Summit system which clocks in at 148.6 petaflops, and uses Power9 CPUs and NVIDIA Tesla V100 GPUs.</text:span></text:p>
        </text:list-item>
        <text:list-item>
          <text:p text:style-name="P12"><text:span text:style-name="T5">In second place is the Lawrence Livermore National Laboratory's Sierra system supercomputer using Power9 CPUs also, and clocks in at 94.6 petaflops.</text:span></text:p>
        </text:list-item>
        <text:list-item>
          <text:p text:style-name="P12"><text:span text:style-name="T12">Even in desktop land this trend is very much on display.</text:span></text:p>
        </text:list-item>
        <text:list-item>
          <text:p text:style-name="P12"><text:span text:style-name="T12">If you go look in the Geekbench Result Browser, for any one given processor/laptop, the Linux results tend to come out on top.</text:span></text:p>
        </text:list-item>
      </text:list>
      <text:p text:style-name="Standard"/>
      <text:p text:style-name="Standard"><text:span text:style-name="T11">Popcorn computer</text:span></text:p>
      <text:p text:style-name="Standard"><text:a xlink:type="simple" xlink:href="https://pocket.popcorncomputer.com/" text:style-name="ListLabel_20_128" text:visited-style-name="ListLabel_20_128"><text:span text:style-name="T15">https://pocket.popcorncomputer.com/</text:span></text:a></text:p>
      <text:list xml:id="list1997800855" text:style-name="WWNum11">
        <text:list-item>
          <text:p text:style-name="P13"><text:span text:style-name="T5">Beautifully designed, simple and elegant.</text:span></text:p>
        </text:list-item>
        <text:list-item>
          <text:p text:style-name="P13"><text:span text:style-name="T5">My only hesitation is the silicone based keyboard.</text:span></text:p>
        </text:list-item>
        <text:list-item>
          <text:p text:style-name="P13"><text:span text:style-name="T5">Have never been a fan of these ever since the rubbery keys of the ZX Spectrum.</text:span></text:p>
        </text:list-item>
        <text:list-item>
          <text:p text:style-name="P13"><text:soft-page-break/><text:span text:style-name="T12">Considering the price, I’d still much prefer the Pine Pro.</text:span></text:p>
        </text:list-item>
        <text:list-item>
          <text:p text:style-name="P13"><text:span text:style-name="T12">That’s to say, I still wouldn’t spend 200 wet stinky cashes on a toy.</text:span></text:p>
        </text:list-item>
      </text:list>
      <text:p text:style-name="Standard"/>
      <text:p text:style-name="Standard"><text:span text:style-name="T11">Snap vs Flatpak</text:span></text:p>
      <text:p text:style-name="Standard"><text:a xlink:type="simple" xlink:href="https://ubuntu.com/blog/a-technical-comparison-between-the-snap-and-the-flatpak-formats" text:style-name="ListLabel_20_128" text:visited-style-name="ListLabel_20_128"><text:span text:style-name="T15">https://ubuntu.com/blog/a-technical-comparison-between-the-snap-and-the-flatpak-formats</text:span></text:a></text:p>
      <text:list xml:id="list2934972602" text:style-name="WWNum7">
        <text:list-item>
          <text:p text:style-name="P14"><text:span text:style-name="T9">This is a 404?</text:span></text:p>
        </text:list-item>
        <text:list-item>
          <text:p text:style-name="P14"><text:span text:style-name="T9">It existed at some point </text:span><text:a xlink:type="simple" xlink:href="https://webcache.googleusercontent.com/search?q=cache:3XCf6oO4WaoJ:https://ubuntu.com/blog/tag/flatpak+&amp;cd=2&amp;hl=en&amp;ct=clnk&amp;gl=us" text:style-name="ListLabel_20_128" text:visited-style-name="ListLabel_20_128"><text:span text:style-name="T15">https://webcache.googleusercontent.com/search?q=cache:3XCf6oO4WaoJ:https://ubuntu.com/blog/tag/flatpak+&amp;cd=2&amp;hl=en&amp;ct=clnk&amp;gl=us</text:span></text:a></text:p>
        </text:list-item>
        <text:list-item>
          <text:p text:style-name="P14"><text:a xlink:type="simple" xlink:href="https://webcache.googleusercontent.com/search?q=cache:W587vSEB6vEJ:https://snapcraft.io/blog/a-technical-comparison-between-the-snap-and-the-flatpak-formats+&amp;cd=1&amp;hl=en&amp;ct=clnk&amp;gl=us" text:style-name="ListLabel_20_128" text:visited-style-name="ListLabel_20_128"><text:span text:style-name="T15">https://webcache.googleusercontent.com/search?q=cache:W587vSEB6vEJ:https://snapcraft.io/blog/a-technical-comparison-between-the-snap-and-the-flatpak-formats+&amp;cd=1&amp;hl=en&amp;ct=clnk&amp;gl=us</text:span></text:a></text:p>
        </text:list-item>
        <text:list-item>
          <text:p text:style-name="P14"><text:span text:style-name="T5">Snaps are more flexible and can be installed on many more architectures then Flatpaks, including ppc64, IBM mainframe S390X and older i386.</text:span></text:p>
        </text:list-item>
        <text:list-item>
          <text:p text:style-name="P14"><text:span text:style-name="T5">And in doing so Snaps supports server side and IoT.</text:span></text:p>
        </text:list-item>
        <text:list-item>
          <text:p text:style-name="P14"><text:span text:style-name="T5">Honestly, though, my favorite containerized format is still AppImage.</text:span></text:p>
        </text:list-item>
        <text:list-item>
          <text:p text:style-name="P14"><text:span text:style-name="T12">I saw the original article and thought: Oh! Canonical are tooting their own horn again.</text:span></text:p>
        </text:list-item>
        <text:list-item>
          <text:p text:style-name="P14"><text:span text:style-name="T12">Then the article gets pulled and I guess someone else pointed it out to them.</text:span></text:p>
        </text:list-item>
      </text:list>
      <text:p text:style-name="Standard"/>
      <text:p text:style-name="Standard"><text:span text:style-name="T3">GitHub Archive</text:span></text:p>
      <text:p text:style-name="Standard"><text:a xlink:type="simple" xlink:href="https://archiveprogram.github.com/" text:style-name="ListLabel_20_128" text:visited-style-name="ListLabel_20_128"><text:span text:style-name="T15">https://archiveprogram.github.com/</text:span></text:a></text:p>
      <text:list xml:id="list254777701" text:style-name="WWNum2">
        <text:list-item>
          <text:p text:style-name="P15"><text:span text:style-name="T5">Wow, ok, when we talked about the post apocalyptic Linux distribution CollapseOS two weeks ago I talked about The Long Now Foundation and the 10,000 Year Clock as a good example of creating technology that is preserved for the future.</text:span></text:p>
        </text:list-item>
        <text:list-item>
          <text:p text:style-name="P15"><text:span text:style-name="T5">Now GitHub has created the GitHub Archive Program which is formed to preserve open source software for future generations.</text:span></text:p>
        </text:list-item>
        <text:list-item>
          <text:p text:style-name="P15"><text:span text:style-name="T5">And is teaming up with The Long Now Foundation, the Internet Archive, the Software Heritage Foundation, Arctic World Archive, Microsoft Research, the Bodleian Library, and Stanford Libraries.</text:span></text:p>
        </text:list-item>
        <text:list-item>
          <text:p text:style-name="P15"><text:span text:style-name="T5">Bit-rot on hard drives, SSDs, CDs is a problem because these storage mediums only last for a few decades.</text:span></text:p>
        </text:list-item>
        <text:list-item>
          <text:p text:style-name="P15"><text:span text:style-name="T5">The GitHub Archive Program will store multiple copies of the software on various storage mediums across different locations and data formats.</text:span></text:p>
        </text:list-item>
        <text:list-item>
          <text:p text:style-name="P15"><text:soft-page-break/><text:span text:style-name="T5">Get your code into the GitHub Arctic Code Vault by 02/02/2020. <text:s/>It’s a very-long-term archive designed to last at least 1,000 years.</text:span></text:p>
        </text:list-item>
        <text:list-item>
          <text:p text:style-name="P15"><text:span text:style-name="T12">I hope Microsoft’s involvement is mostly monetary.</text:span></text:p>
        </text:list-item>
      </text:list>
      <text:p text:style-name="Standard"><draw:rect text:anchor-type="as-char" style:rel-width="100%" draw:z-index="4" draw:style-name="gr1" draw:text-style-name="P22" svg:width="0.0012in" svg:height="0.0213in"><text:p/></draw:rect></text:p>
      <text:p text:style-name="Standard">Plugs</text:p>
      <text:p text:style-name="Standard"/>
      <text:p text:style-name="Standard">James</text:p>
      <text:p text:style-name="Standard">Reuben</text:p>
      <text:p text:style-name="Standard"><draw:rect text:anchor-type="as-char" style:rel-width="100%" draw:z-index="5" draw:style-name="gr1" draw:text-style-name="P22" svg:width="0.0012in" svg:height="0.0213in"><text:p/></draw:rect></text:p>
      <text:p text:style-name="Standard">Slice of Pi</text:p>
      <text:p text:style-name="Standard"/>
      <text:p text:style-name="Standard"><text:span text:style-name="T3">Endless music Pi</text:span> </text:p>
      <text:p text:style-name="Standard"><text:a xlink:type="simple" xlink:href="https://github.com/roiyz/PiVidBox" text:style-name="ListLabel_20_128" text:visited-style-name="ListLabel_20_128"><text:span text:style-name="T15">https://github.com/roiyz/PiVidBox</text:span></text:a></text:p>
      <text:list xml:id="list113573320" text:style-name="WWNum3">
        <text:list-item>
          <text:p text:style-name="P16"><text:span text:style-name="T12">It’s a simple enough script to change say from /media/user to ~/nfs or some other network file share.</text:span></text:p>
        </text:list-item>
        <text:list-item>
          <text:p text:style-name="P16"><text:span text:style-name="T5">Raspberry Pi Video Box, a great way to repurpose old PIs and thumb drives as a super simple to use media box.</text:span></text:p>
        </text:list-item>
        <text:list-item>
          <text:p text:style-name="P16"><text:span text:style-name="T5">The creator of the project set this up to endlessly play videos off thumb drives, especially old shows, like Seinfeld.</text:span></text:p>
        </text:list-item>
      </text:list>
      <text:p text:style-name="Standard"><draw:rect text:anchor-type="as-char" style:rel-width="100%" draw:z-index="6" draw:style-name="gr1" draw:text-style-name="P22" svg:width="0.0012in" svg:height="0.0213in"><text:p/></draw:rect></text:p>
      <text:p text:style-name="Standard">Feedback</text:p>
      <text:p text:style-name="Standard"/>
      <text:p text:style-name="Standard">Capture cards</text:p>
      <text:p text:style-name="Standard"><text:a xlink:type="simple" xlink:href="https://linuxgamecast.com/bradley/?BPurUMu" text:style-name="ListLabel_20_128" text:visited-style-name="ListLabel_20_128"><text:span text:style-name="T15">https://linuxgamecast.com/bradley/?BPurUMu</text:span></text:a></text:p>
      <text:list xml:id="list1052723564" text:style-name="WWNum1">
        <text:list-item>
          <text:p text:style-name="P17"><text:span text:style-name="T9">The best solution I have found (on the cheap) is the $60 USB encoder. </text:span></text:p>
        </text:list-item>
        <text:list-item>
          <text:p text:style-name="P17"><text:soft-page-break/><text:span text:style-name="T9">It will get the job done but strippping DHCP is not a feature you will find in any capture device. </text:span></text:p>
        </text:list-item>
        <text:list-item>
          <text:p text:style-name="P17"><text:span text:style-name="T9">Go for a Blackmagic if you want things to just Work ™ <text:s/></text:span></text:p>
        </text:list-item>
        <text:list-item>
          <text:p text:style-name="P17"><text:span text:style-name="T9">Magewell if you have the money to burn and require Video4Linux support. </text:span></text:p>
        </text:list-item>
      </text:list>
      <text:p text:style-name="Standard"/>
      <text:p text:style-name="Standard">Hard Wood</text:p>
      <text:p text:style-name="Standard"><text:a xlink:type="simple" xlink:href="https://linuxgamecast.com/bradley/?mNotmpc" text:style-name="ListLabel_20_128" text:visited-style-name="ListLabel_20_128"><text:span text:style-name="T15">https://linuxgamecast.com/bradley/?mNotmpc</text:span></text:a></text:p>
      <text:p text:style-name="Standard"/>
      <text:p text:style-name="Standard">Pi Learning </text:p>
      <text:p text:style-name="Standard"><text:a xlink:type="simple" xlink:href="https://linuxgamecast.com/bradley/?Qjofpk7" text:style-name="ListLabel_20_128" text:visited-style-name="ListLabel_20_128"><text:span text:style-name="T15">https://linuxgamecast.com/bradley/?Qjofpk7</text:span></text:a></text:p>
      <text:list xml:id="list4088126995" text:style-name="WWNum9">
        <text:list-item>
          <text:p text:style-name="P18"><text:span text:style-name="T12">I forgot about actually running the prediction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6" meta:word-count="1368" meta:character-count="8745" meta:non-whitespace-character-count="7545"/>
    <meta:generator>LibreOfficeDev/6.0.5.2$Linux_X86_64 LibreOffice_project/</meta:generator>
  </office:meta>
</office:document-meta>
</file>